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66b3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dc578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ddr.</text:p>
          </table:table-cell>
          <table:table-cell table:style-name="ce5" office:value-type="string" calcext:value-type="string">
            <text:p>Reg. Name</text:p>
          </table:table-cell>
          <table:table-cell table:style-name="ce5" table:number-columns-repeated="17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string" calcext:value-type="string">
            <text:p>Bit 31..6 – Reserved Bits</text:p>
          </table:table-cell>
        </table:table-row>
        <table:table-row table:style-name="ro1">
          <table:table-cell table:style-name="Default"/>
          <table:covered-table-cell table:style-name="ce7"/>
          <table:table-cell table:style-name="ce9"/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/>
          <table:table-cell office:value-type="string" calcext:value-type="string">
            <text:p>These bits are unused bits and will always read as zero</text:p>
          </table:table-cell>
        </table:table-row>
        <table:table-row table:style-name="ro1">
          <table:table-cell table:style-name="Default"/>
          <table:covered-table-cell table:style-name="ce7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7"/>
          <table:table-cell table:style-name="ce9"/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style-name="ce10" office:value-type="string" calcext:value-type="string">
            <text:p>GSI</text:p>
          </table:table-cell>
          <table:table-cell table:style-name="ce10" office:value-type="string" calcext:value-type="string">
            <text:p>GMI</text:p>
          </table:table-cell>
          <table:table-cell table:style-name="ce10" office:value-type="string" calcext:value-type="string">
            <text:p>GRS</text:p>
          </table:table-cell>
          <table:table-cell table:style-name="ce10" office:value-type="string" calcext:value-type="string">
            <text:p>GRE</text:p>
          </table:table-cell>
          <table:table-cell table:style-name="ce10" office:value-type="string" calcext:value-type="string">
            <text:p>GSP</text:p>
          </table:table-cell>
          <table:table-cell table:style-name="ce10" office:value-type="string" calcext:value-type="string">
            <text:p>GST</text:p>
          </table:table-cell>
          <table:table-cell table:style-name="ce10" office:value-type="string" calcext:value-type="string">
            <text:p>GLD</text:p>
          </table:table-cell>
          <table:table-cell table:number-columns-repeated="2"/>
        </table:table-row>
        <table:table-row table:style-name="ro1">
          <table:table-cell table:style-name="ce2" table:number-columns-repeated="19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1" table:number-rows-spanned="4">
            <text:p>GOLI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7"/>
          <table:table-cell table:style-name="ce9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7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covered-table-cell table:style-name="ce7"/>
          <table:table-cell table:style-name="ce9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<text:span text:style-name="T2">GOLDR</text:span></text:p>
            <text:p>R/W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8" table:number-columns-spanned="1" table:number-rows-spanned="4"/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 table:number-columns-repeated="17"/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 table:number-columns-repeated="17"/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8" table:number-columns-spanned="1" table:number-rows-spanned="4"/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 table:number-columns-repeated="17"/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9" table:number-columns-repeated="17"/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7T13:58:25.905464537</meta:creation-date>
    <dc:date>2021-02-17T16:49:28.010267002</dc:date>
    <meta:editing-duration>PT1H28M29S</meta:editing-duration>
    <meta:editing-cycles>11</meta:editing-cycles>
    <meta:generator>LibreOffice/6.0.7.3$Linux_X86_64 LibreOffice_project/00m0$Build-3</meta:generator>
    <meta:document-statistic meta:table-count="1" meta:cell-count="273" meta:object-count="0"/>
  </office:meta>
</office:document-meta>
</file>